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FA000002C4E866E3A6AAC0F9F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gPhenixAmerican" svg:font-family="CgPhenixAmerican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style:font-name="Trebuchet MS" fo:font-size="13pt" style:font-size-asian="13pt" style:font-size-complex="13pt"/>
    </style:style>
    <style:style style:name="P2" style:family="paragraph" style:parent-style-name="Frame_20_contents">
      <style:paragraph-properties fo:text-align="start" style:justify-single-word="false"/>
      <style:text-properties style:font-name="Trebuchet MS" fo:font-size="13pt" style:font-size-asian="13pt" style:font-size-complex="13pt"/>
    </style:style>
    <style:style style:name="P3" style:family="paragraph" style:parent-style-name="Frame_20_contents">
      <style:text-properties style:font-name="CgPhenixAmerican" fo:font-size="88pt" style:font-size-asian="88pt" style:font-size-complex="88pt"/>
    </style:style>
    <style:style style:name="P4" style:family="paragraph" style:parent-style-name="Frame_20_contents">
      <style:paragraph-properties fo:text-align="start" style:justify-single-word="false"/>
      <style:text-properties fo:color="#ffffff" style:font-name="Trebuchet MS" fo:font-size="13pt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style:font-name="Trebuchet MS" fo:font-size="13pt" style:font-size-asian="13pt" style:font-size-complex="13pt"/>
    </style:style>
    <style:style style:name="P6" style:family="paragraph" style:parent-style-name="Heading">
      <style:paragraph-properties fo:margin-top="0.0701in" fo:margin-bottom="0.0799in" loext:contextual-spacing="false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d0bd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3.4374in" svg:y="8.9984in" svg:width="4.1783in" svg:height="1.4535in" draw:z-index="0">
        <draw:image xlink:href="Pictures/10000000000008FA000002C4E866E3A6AAC0F9F1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gPhenixAmerican" svg:font-family="CgPhenixAmerican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201in" fo:margin-bottom="0.1201in" loext:contextual-spacing="false" fo:text-align="start" style:justify-single-word="false"/>
      <style:text-properties fo:font-size="16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Comic Sans MS" fo:font-family="'Comic Sans MS'" style:font-style-name="Bold" style:font-family-generic="script" style:font-pitch="variable" fo:font-size="36pt" fo:font-weight="bold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0799in" loext:contextual-spacing="false" fo:text-align="center" style:justify-single-word="false"/>
      <style:text-properties style:font-name="Impact" fo:font-family="Impact" style:font-style-name="Bold" style:font-family-generic="swiss" style:font-pitch="variable" fo:font-size="4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598in" fo:margin-bottom="0.0598in" loext:contextual-spacing="false" fo:text-align="start" style:justify-single-word="false"/>
      <style:text-properties style:font-name="Arial" fo:font-family="Arial" style:font-style-name="Bold Italic" style:font-family-generic="swiss" style:font-pitch="variable" fo:font-size="2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3" style:display-name="Contents 3" style:family="paragraph" style:parent-style-name="Index" style:class="index">
      <style:paragraph-properties fo:margin-left="0.3929in" fo:margin-right="0in" fo:margin-top="0.1201in" fo:margin-bottom="0in" loext:contextual-spacing="false" fo:text-align="center" style:justify-single-word="false" fo:text-indent="0in" style:auto-text-indent="false">
        <style:tab-stops>
          <style:tab-stop style:position="5.6071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201in" style:type="center"/>
          <style:tab-stop style:position="6.240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1299in" fo:margin-right="1.129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meta:initial-creator>Grant Root</meta:initial-creator>
    <meta:creation-date>2004-08-24T23:15:55</meta:creation-date>
    <dc:date>2016-02-12T19:28:29.538971000</dc:date>
    <meta:print-date>2015-02-13T12:44:47.366115896</meta:print-date>
    <dc:language>en-US</dc:language>
    <meta:editing-cycles>42</meta:editing-cycles>
    <meta:editing-duration>PT6H1M56S</meta:editing-duration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